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200000070E387CA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11pt" fo:font-weight="normal" officeooo:rsid="001bdcef" officeooo:paragraph-rsid="002224fc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officeooo:paragraph-rsid="002224fc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size="11pt" fo:font-weight="normal" officeooo:paragraph-rsid="002224fc" style:font-size-asian="11pt" style:font-weight-asian="normal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4" style:family="paragraph" style:parent-style-name="Standard">
      <style:text-properties officeooo:rsid="0021f486" officeooo:paragraph-rsid="0021f486"/>
    </style:style>
    <style:style style:name="P15" style:family="paragraph" style:parent-style-name="Text_20_body">
      <style:text-properties officeooo:paragraph-rsid="00307241"/>
    </style:style>
    <style:style style:name="P16" style:family="paragraph" style:parent-style-name="Text_20_body">
      <style:text-properties officeooo:paragraph-rsid="0031a153"/>
    </style:style>
    <style:style style:name="P17" style:family="paragraph" style:parent-style-name="Text_20_body">
      <style:text-properties officeooo:paragraph-rsid="0032d03a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Text_20_body">
      <style:text-properties officeooo:rsid="002f9283" officeooo:paragraph-rsid="0037d96a"/>
    </style:style>
    <style:style style:name="P20" style:family="paragraph" style:parent-style-name="Text_20_body">
      <style:text-properties officeooo:rsid="002f9283" officeooo:paragraph-rsid="00425994"/>
    </style:style>
    <style:style style:name="P21" style:family="paragraph" style:parent-style-name="Text_20_body">
      <style:text-properties fo:font-style="normal" officeooo:rsid="002f9283" officeooo:paragraph-rsid="00425994" style:font-style-asian="normal" style:font-style-complex="normal"/>
    </style:style>
    <style:style style:name="P22" style:family="paragraph" style:parent-style-name="Text_20_body">
      <style:text-properties officeooo:paragraph-rsid="003b1de9"/>
    </style:style>
    <style:style style:name="P23" style:family="paragraph" style:parent-style-name="Text_20_body">
      <style:text-properties officeooo:paragraph-rsid="003b93a9"/>
    </style:style>
    <style:style style:name="P24" style:family="paragraph" style:parent-style-name="Text_20_body">
      <style:text-properties officeooo:paragraph-rsid="003d5405"/>
    </style:style>
    <style:style style:name="P25" style:family="paragraph" style:parent-style-name="Text_20_body">
      <style:text-properties officeooo:paragraph-rsid="00406ffe"/>
    </style:style>
    <style:style style:name="P26" style:family="paragraph" style:parent-style-name="Text_20_body">
      <style:text-properties officeooo:paragraph-rsid="0037d96a"/>
    </style:style>
    <style:style style:name="P27" style:family="paragraph" style:parent-style-name="Text_20_body">
      <style:text-properties officeooo:paragraph-rsid="00462b1e"/>
    </style:style>
    <style:style style:name="P28" style:family="paragraph" style:parent-style-name="Heading_20_2"/>
    <style:style style:name="P29" style:family="paragraph" style:parent-style-name="Heading_20_2">
      <style:text-properties officeooo:rsid="0021f486" officeooo:paragraph-rsid="0021f486"/>
    </style:style>
    <style:style style:name="P30" style:family="paragraph" style:parent-style-name="Heading_20_2">
      <style:text-properties style:use-window-font-color="true" fo:font-weight="bold" officeooo:rsid="002e0db2" officeooo:paragraph-rsid="002e0db2" fo:background-color="transparent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b499d"/>
    </style:style>
    <style:style style:name="T3" style:family="text">
      <style:text-properties officeooo:rsid="0021f486"/>
    </style:style>
    <style:style style:name="T4" style:family="text">
      <style:text-properties officeooo:rsid="001bdcef"/>
    </style:style>
    <style:style style:name="T5" style:family="text">
      <style:text-properties officeooo:rsid="0004f48c"/>
    </style:style>
    <style:style style:name="T6" style:family="text">
      <style:text-properties officeooo:rsid="001bdcef" style:font-weight-complex="normal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officeooo:rsid="0029a640"/>
    </style:style>
    <style:style style:name="T9" style:family="text">
      <style:text-properties officeooo:rsid="002b4599"/>
    </style:style>
    <style:style style:name="T10" style:family="text">
      <style:text-properties officeooo:rsid="002b628e"/>
    </style:style>
    <style:style style:name="T11" style:family="text">
      <style:text-properties officeooo:rsid="002d060d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style:use-window-font-color="true" fo:font-weight="normal" officeooo:rsid="00307241" fo:background-color="transparent" style:font-weight-asian="normal" style:font-weight-complex="normal"/>
    </style:style>
    <style:style style:name="T14" style:family="text">
      <style:text-properties style:use-window-font-color="true" fo:font-weight="normal" officeooo:rsid="00347053" fo:background-color="transparent" style:font-weight-asian="normal" style:font-weight-complex="normal"/>
    </style:style>
    <style:style style:name="T15" style:family="text">
      <style:text-properties officeooo:rsid="002f9283"/>
    </style:style>
    <style:style style:name="T16" style:family="text">
      <style:text-properties fo:font-style="italic" officeooo:rsid="002d060d" style:font-style-asian="italic" style:font-style-complex="italic"/>
    </style:style>
    <style:style style:name="T17" style:family="text">
      <style:text-properties fo:font-style="italic" officeooo:rsid="002f9283" style:font-style-asian="italic" style:font-style-complex="italic"/>
    </style:style>
    <style:style style:name="T18" style:family="text">
      <style:text-properties fo:font-style="italic" officeooo:rsid="00307241" style:font-style-asian="italic" style:font-style-complex="italic"/>
    </style:style>
    <style:style style:name="T19" style:family="text">
      <style:text-properties fo:font-style="italic" officeooo:rsid="0037d96a" style:font-style-asian="italic" style:font-style-complex="italic"/>
    </style:style>
    <style:style style:name="T20" style:family="text">
      <style:text-properties fo:font-style="italic" officeooo:rsid="003f129a" style:font-style-asian="italic" style:font-style-complex="italic"/>
    </style:style>
    <style:style style:name="T21" style:family="text">
      <style:text-properties fo:font-style="italic" officeooo:rsid="00406ffe" style:font-style-asian="italic" style:font-style-complex="italic"/>
    </style:style>
    <style:style style:name="T22" style:family="text">
      <style:text-properties fo:font-style="italic" officeooo:rsid="00425994" style:font-style-asian="italic" style:font-style-complex="italic"/>
    </style:style>
    <style:style style:name="T23" style:family="text">
      <style:text-properties officeooo:rsid="00307241"/>
    </style:style>
    <style:style style:name="T24" style:family="text">
      <style:text-properties fo:font-style="normal" officeooo:rsid="00307241" style:font-style-asian="normal" style:font-style-complex="normal"/>
    </style:style>
    <style:style style:name="T25" style:family="text">
      <style:text-properties fo:font-style="normal" officeooo:rsid="002d060d" style:font-style-asian="normal" style:font-style-complex="normal"/>
    </style:style>
    <style:style style:name="T26" style:family="text">
      <style:text-properties fo:font-style="normal" officeooo:rsid="002f9283" style:font-style-asian="normal" style:font-style-complex="normal"/>
    </style:style>
    <style:style style:name="T27" style:family="text">
      <style:text-properties fo:font-style="normal" officeooo:rsid="0031a153" style:font-style-asian="normal" style:font-style-complex="normal"/>
    </style:style>
    <style:style style:name="T28" style:family="text">
      <style:text-properties fo:font-style="normal" officeooo:rsid="0037d96a" style:font-style-asian="normal" style:font-style-complex="normal"/>
    </style:style>
    <style:style style:name="T29" style:family="text">
      <style:text-properties fo:font-style="normal" officeooo:rsid="00406ffe" style:font-style-asian="normal" style:font-style-complex="normal"/>
    </style:style>
    <style:style style:name="T30" style:family="text">
      <style:text-properties fo:font-style="normal" officeooo:rsid="00425994" style:font-style-asian="normal" style:font-style-complex="normal"/>
    </style:style>
    <style:style style:name="T31" style:family="text">
      <style:text-properties fo:font-style="normal" officeooo:rsid="00462b1e" style:font-style-asian="normal" style:font-style-complex="normal"/>
    </style:style>
    <style:style style:name="T32" style:family="text">
      <style:text-properties officeooo:rsid="0032d03a"/>
    </style:style>
    <style:style style:name="T33" style:family="text">
      <style:text-properties officeooo:rsid="0032d042"/>
    </style:style>
    <style:style style:name="T34" style:family="text">
      <style:text-properties officeooo:rsid="00346877"/>
    </style:style>
    <style:style style:name="T35" style:family="text">
      <style:text-properties officeooo:rsid="00347053"/>
    </style:style>
    <style:style style:name="T36" style:family="text">
      <style:text-properties fo:color="#808080"/>
    </style:style>
    <style:style style:name="T37" style:family="text">
      <style:text-properties fo:color="#808080" officeooo:rsid="00462b1e"/>
    </style:style>
    <style:style style:name="T38" style:family="text">
      <style:text-properties fo:color="#808080" officeooo:rsid="00470843"/>
    </style:style>
    <style:style style:name="T39" style:family="text">
      <style:text-properties officeooo:rsid="00462b1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h text:style-name="P29" text:outline-level="2">SYMBOL FILES</text:h>
      <text:p text:style-name="P14"/>
      <text:p text:style-name="Text_20_body">Magic</text:p>
      <text:p text:style-name="Text_20_body">Variables names</text:p>
      <text:p text:style-name="Text_20_body">number of lines</text:p>
      <text:p text:style-name="Text_20_body">couples line / code offset</text:p>
      <text:h text:style-name="P30" text:outline-level="2">DEBUGGING COMMANDS</text:h>
      <text:p text:style-name="P23"><text:span text:style-name="T8">stop : </text:span><text:span text:style-name="T23">stop </text:span><text:span text:style-name="T35">debugging (</text:span><text:span text:style-name="T23">all threads</text:span><text:span text:style-name="T35">)</text:span></text:p>
      <text:p text:style-name="P23"><text:span text:style-name="T9">pause : </text:span><text:span text:style-name="T23">pause all threads</text:span></text:p>
      <text:p text:style-name="Text_20_body"><text:span text:style-name="T14"/></text:p>
      <text:p text:style-name="P22"><text:span text:style-name="T12">run : </text:span><text:span text:style-name="T13">run or continue the last paused thread</text:span></text:p>
      <text:p text:style-name="P22"><text:span text:style-name="T11">step over : </text:span><text:span text:style-name="T23">step over for the last paused thread</text:span></text:p>
      <text:p text:style-name="P16"><text:span text:style-name="T11">step into : </text:span><text:span text:style-name="T23">step into for the last paused thread</text:span></text:p>
      <text:p text:style-name="P16"><text:span text:style-name="T11">step out : </text:span><text:span text:style-name="T23">step out for the last paused thread</text:span></text:p>
      <text:p text:style-name="P22"><text:span text:style-name="T15">stack </text:span><text:span text:style-name="T39">dump</text:span><text:span text:style-name="T26">: </text:span><text:span text:style-name="T24">dump stack for the last paused thread</text:span></text:p>
      <text:p text:style-name="P25"><text:span text:style-name="T29">var list : list all variables for the last paused thread</text:span></text:p>
      <text:p text:style-name="P20"><text:span text:style-name="T29">var </text:span><text:span text:style-name="T30">get </text:span><text:span text:style-name="T22">variable_name</text:span><text:span text:style-name="T29">: list </text:span><text:span text:style-name="T30">one</text:span><text:span text:style-name="T29"> variable for the last paused thread</text:span></text:p>
      <text:p text:style-name="P19"/>
      <text:p text:style-name="P17"><text:span text:style-name="T8">thread list : </text:span><text:span text:style-name="T23">list all threads, </text:span><text:span text:style-name="T32">ordered by creat</text:span><text:span text:style-name="T34">ion</text:span><text:span text:style-name="T32"> time</text:span></text:p>
      <text:p text:style-name="P17"><text:span text:style-name="T8">thread </text:span><text:span text:style-name="T33">paused</text:span><text:span text:style-name="T8">: </text:span><text:span text:style-name="T23">list all </text:span><text:span text:style-name="T33">paused </text:span><text:span text:style-name="T23">threads, </text:span><text:span text:style-name="T32">ordered by pause time</text:span></text:p>
      <text:p text:style-name="P17"><text:span text:style-name="T23">thread pause </text:span><text:span text:style-name="T18">thread_id </text:span><text:span text:style-name="T24">: pause one thread</text:span></text:p>
      <text:p text:style-name="P15"><text:span text:style-name="T24">thread run </text:span><text:span text:style-name="T18">thread_id </text:span><text:span text:style-name="T24">: run or continue one thread</text:span></text:p>
      <text:p text:style-name="P16"><text:span text:style-name="T24">thread stop</text:span><text:span text:style-name="T18"> thread_id </text:span><text:span text:style-name="T24">: stop one thread</text:span></text:p>
      <text:p text:style-name="P16"><text:span text:style-name="T24">thread </text:span><text:span text:style-name="T27">step over</text:span><text:span text:style-name="T18"> thread_id </text:span><text:span text:style-name="T24">: <text:s/>step over for </text:span><text:span text:style-name="T27">one thread</text:span></text:p>
      <text:p text:style-name="P16"><text:span text:style-name="T24">thread </text:span><text:span text:style-name="T27">step into</text:span><text:span text:style-name="T18"> thread_id </text:span><text:span text:style-name="T24">: <text:s/>step over for </text:span><text:span text:style-name="T27">one thread</text:span></text:p>
      <text:p text:style-name="P16"><text:span text:style-name="T24">thread </text:span><text:span text:style-name="T27">step out</text:span><text:span text:style-name="T18"> thread_id </text:span><text:span text:style-name="T24">: <text:s/>step over for </text:span><text:span text:style-name="T27">one thread</text:span></text:p>
      <text:p text:style-name="P26"><text:span text:style-name="T28">thread stack </text:span><text:span text:style-name="T31">dump </text:span><text:span text:style-name="T19">thread_id</text:span><text:span text:style-name="T28"> : </text:span><text:span text:style-name="T24">dump stack for </text:span><text:span text:style-name="T28">one</text:span><text:span text:style-name="T24"> thread</text:span></text:p>
      <text:p text:style-name="P25"><text:span text:style-name="T29">thread var list </text:span><text:span text:style-name="T21">thread_id</text:span><text:span text:style-name="T29"> : list all variables for one thread</text:span></text:p>
      <text:p text:style-name="P20"><text:span text:style-name="T30">thread </text:span><text:span text:style-name="T29">var </text:span><text:span text:style-name="T30">get </text:span><text:span text:style-name="T22">thread_id variable_name</text:span><text:span text:style-name="T29">: list </text:span><text:span text:style-name="T30">one</text:span><text:span text:style-name="T29"> variable for the </text:span><text:span text:style-name="T30">one</text:span><text:span text:style-name="T29"> thread</text:span></text:p>
      <text:p text:style-name="P21"/>
      <text:p text:style-name="P24"><text:span text:style-name="T10">break list : </text:span><text:span text:style-name="T23">list all breakpoints</text:span></text:p>
      <text:p text:style-name="P24"><text:span text:style-name="T10">break set </text:span><text:span text:style-name="T16">source_</text:span><text:span text:style-name="T20">file_name</text:span><text:span text:style-name="T11"> </text:span><text:span text:style-name="T16">line_</text:span><text:span text:style-name="T20">number</text:span><text:span text:style-name="T16"> </text:span><text:span text:style-name="T25">: </text:span><text:span text:style-name="T24">add a breakpoint</text:span></text:p>
      <text:p text:style-name="Text_20_body"><text:span text:style-name="T10">break unset </text:span><text:span text:style-name="T17">breakpoint_</text:span><text:span text:style-name="T16">index</text:span><text:span text:style-name="T25"> : </text:span><text:span text:style-name="T24">remove a breakpoint</text:span></text:p>
      <text:p text:style-name="Text_20_body"><text:span text:style-name="T23"/></text:p>
      <text:p text:style-name="Text_20_body"><text:span text:style-name="T36">variable set</text:span></text:p>
      <text:p text:style-name="P27"><text:span text:style-name="T37">stack </text:span><text:span text:style-name="T38">drop|dup|swap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style:text-autospace="non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style:font-name="Arial Black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16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paragraph-properties fo:text-align="justify" style:justify-single-word="false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57cm" fo:margin-left="-0.028cm" table:align="left" style:writing-mode="lr-tb"/>
    </style:style>
    <style:style style:name="Tableau2.A" style:family="table-column">
      <style:table-column-properties style:column-width="12.559cm"/>
    </style:style>
    <style:style style:name="Tableau2.B" style:family="table-column">
      <style:table-column-properties style:column-width="4.498cm"/>
    </style:style>
    <style:style style:name="Tableau2.1" style:family="table-row">
      <style:table-row-properties style:min-row-height="1.524cm" fo:keep-together="always"/>
    </style:style>
    <style:style style:name="Tableau2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2.B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Tableau3" style:family="table">
      <style:table-properties style:width="17.057cm" fo:margin-left="-0.028cm" table:align="left" style:writing-mode="lr-tb"/>
    </style:style>
    <style:style style:name="Tableau3.A" style:family="table-column">
      <style:table-column-properties style:column-width="4.253cm"/>
    </style:style>
    <style:style style:name="Tableau3.B" style:family="table-column">
      <style:table-column-properties style:column-width="12.804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3.B1.1" style:family="table-column">
      <style:table-column-properties style:column-width="10.001cm"/>
    </style:style>
    <style:style style:name="Tableau3.B1.2" style:family="table-column">
      <style:table-column-properties style:column-width="2.803cm"/>
    </style:style>
    <style:style style:name="Tableau3.B1.1" style:family="table-row">
      <style:table-row-properties style:min-row-height="1.524cm" fo:keep-together="always"/>
    </style:style>
    <style:style style:name="Tableau3.B1.2.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3.B1.2.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MP5" style:family="paragraph" style:parent-style-name="Standard">
      <style:paragraph-properties fo:text-align="start" style:justify-single-word="false" style:snap-to-layout-grid="false"/>
      <style:text-properties fo:font-size="11pt" fo:font-weight="normal" officeooo:rsid="001bdcef" officeooo:paragraph-rsid="002224fc" style:font-size-asian="11pt" style:font-weight-asian="normal" style:font-size-complex="11pt" style:font-weight-complex="normal"/>
    </style:style>
    <style:style style:name="MP6" style:family="paragraph" style:parent-style-name="Standard">
      <style:paragraph-properties fo:text-align="start" style:justify-single-word="false"/>
      <style:text-properties fo:font-size="11pt" fo:font-weight="normal" officeooo:paragraph-rsid="002224fc" style:font-size-asian="11pt" style:font-weight-asian="normal" style:font-size-complex="11pt" style:font-weight-complex="normal"/>
    </style:style>
    <style:style style:name="MP7" style:family="paragraph" style:parent-style-name="Standard">
      <style:paragraph-properties fo:text-align="start" style:justify-single-word="false" style:snap-to-layout-grid="false"/>
      <style:text-properties fo:font-size="11pt" fo:font-weight="normal" officeooo:paragraph-rsid="002224fc" style:font-size-asian="11pt" style:font-weight-asian="normal" style:font-size-complex="11pt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M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MP1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1b499d"/>
    </style:style>
    <style:style style:name="MT3" style:family="text">
      <style:text-properties officeooo:rsid="0021f486"/>
    </style:style>
    <style:style style:name="MT4" style:family="text">
      <style:text-properties officeooo:rsid="001bdcef"/>
    </style:style>
    <style:style style:name="MT5" style:family="text">
      <style:text-properties officeooo:rsid="0004f48c"/>
    </style:style>
    <style:style style:name="MT6" style:family="text">
      <style:text-properties officeooo:rsid="001bdcef" style:font-weight-complex="normal"/>
    </style:style>
    <style:style style:name="MT7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/>
              <text:p text:style-name="Standard">Sublage</text:p>
            </table:table-cell>
            <table:table-cell table:style-name="Tableau2.B1" office:value-type="string">
              <text:p text:style-name="MP2"/>
              <text:p text:style-name="MP3"><text:span text:style-name="MT1">Page </text:span><text:span text:style-name="MT1"><text:page-number text:select-page="current">1</text:page-number></text:span><text:span text:style-name="MT1"> / </text:span><text:span text:style-name="MT1"><text:page-count style:num-format="1">1</text:page-count></text:span></text:p>
            </table:table-cell>
          </table:table-row>
          <table:table-row table:style-name="Tableau2.1">
            <table:table-cell table:style-name="Tableau2.A1" office:value-type="string">
              <text:p text:style-name="MP4"/>
              <text:p text:style-name="Standard"><text:span text:style-name="MT2">DEBUGGER </text:span><text:span text:style-name="MT3">SYMBOL FILES &amp; </text:span><text:span text:style-name="MT2">PROTOCOL</text:span></text:p>
            </table:table-cell>
            <table:table-cell table:style-name="Tableau2.B2" office:value-type="string">
              <text:p text:style-name="MP5">Public version 00</text:p>
              <text:p text:style-name="MP6"><text:span text:style-name="MT4">Revision</text:span> <text:editing-cycles>47</text:editing-cycles> <text:span text:style-name="MT4">(</text:span><text:span text:style-name="MT5"><text:modification-date style:data-style-name="N37">15/05/13</text:modification-date></text:span><text:span text:style-name="MT4">)</text:span></text:p>
              <text:p text:style-name="MP7"><text:span text:style-name="MT6">Created </text:span><text:span text:style-name="MT6"><text:date style:data-style-name="N37" text:date-value="2008-02-19T14:16:03" text:fixed="true">19/02/08</text:date></text:span></text:p>
            </table:table-cell>
          </table:table-row>
        </table:table>
        <text:p text:style-name="Header"/>
      </style:header>
    </style:master-page>
    <style:master-page style:name="Conversion_20_1" style:display-name="Conversion 1" style:page-layout-name="Mpm2">
      <style:header>
        <text:p text:style-name="Standard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8"/>
              <text:p text:style-name="MP9"/>
              <text:p text:style-name="MP9"><draw:frame draw:style-name="Mfr1" draw:name="Image2" text:anchor-type="as-char" svg:width="3.976cm" svg:height="1.106cm" draw:z-index="0"><draw:image xlink:href="Pictures/100000000000019200000070E387CA25.png" xlink:type="simple" xlink:show="embed" xlink:actuate="onLoad"/></draw:frame> <text:s/></text:p>
            </table:table-cell>
            <table:table-cell>
              <table:table table:is-sub-table="true">
                <table:table-column table:style-name="Tableau3.B1.1"/>
                <table:table-column table:style-name="Tableau3.B1.2"/>
                <table:table-row table:style-name="Tableau3.B1.1">
                  <table:table-cell table:style-name="Tableau3.A1" office:value-type="string">
                    <text:p text:style-name="MP1"/>
                    <text:h text:style-name="Heading_20_2" text:outline-level="2">PROJET XX </text:h>
                  </table:table-cell>
                  <table:table-cell table:style-name="Tableau3.B1.2.1" office:value-type="string">
                    <text:p text:style-name="MP10"/>
                    <text:p text:style-name="MP9"><text:span text:style-name="MT7">Page </text:span><text:span text:style-name="MT7"><text:page-number text:select-page="current"/></text:span><text:span text:style-name="MT7"> / </text:span><text:span text:style-name="MT7"><text:page-count style:num-format="1">1</text:page-count></text:span></text:p>
                  </table:table-cell>
                </table:table-row>
                <table:table-row table:style-name="Tableau3.B1.1">
                  <table:table-cell table:style-name="Tableau3.A1" office:value-type="string">
                    <text:p text:style-name="MP4"/>
                    <text:p text:style-name="MP11">COMPTE-RENDU DE REUNION N° X</text:p>
                  </table:table-cell>
                  <table:table-cell table:style-name="Tableau3.B1.2.2" office:value-type="string">
                    <text:p text:style-name="MP12"/>
                    <text:p text:style-name="MP13">18/11/02</text:p>
                  </table:table-cell>
                </table:table-row>
              </table:table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MacOSX_x86 LibreOffice_project/0eaa50a932c8f2199a615e1eb30f7ac74279539</meta:generator>
    <meta:creation-date>2013-05-09T21:01:51</meta:creation-date>
    <meta:editing-cycles>47</meta:editing-cycles>
    <meta:editing-duration>PT15H50M31S</meta:editing-duration>
    <dc:date>2013-05-15T10:34:19</dc:date>
    <meta:document-statistic meta:table-count="2" meta:image-count="1" meta:object-count="0" meta:page-count="1" meta:paragraph-count="42" meta:word-count="256" meta:character-count="1443" meta:non-whitespace-character-count="1221"/>
    <meta:user-defined meta:name="Info 1"/>
    <meta:user-defined meta:name="Info 2"/>
    <meta:user-defined meta:name="Info 3"/>
    <meta:user-defined meta:name="Info 4"/>
  </office:meta>
</office:document-meta>
</file>